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3.752cm" fo:margin-right="0cm" fo:text-indent="-0.635cm" style:auto-text-indent="false"/>
    </style:style>
    <style:style style:name="P2" style:family="paragraph" style:parent-style-name="Standard">
      <style:paragraph-properties fo:margin-left="3.752cm" fo:margin-right="0cm" fo:text-indent="-0.635cm" style:auto-text-indent="false"/>
      <style:text-properties fo:font-weight="bold" style:font-weight-asian="bold" style:font-weight-complex="bold"/>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fo:font-weight="normal" style:font-weight-asian="normal" style:font-weight-complex="normal"/>
    </style:style>
    <style:style style:name="P5" style:family="paragraph" style:parent-style-name="Standard">
      <style:paragraph-properties fo:margin-left="0cm" fo:margin-right="0cm" fo:text-indent="0cm" style:auto-text-indent="false"/>
      <style:text-properties fo:font-weight="bold" style:font-weight-asian="bold" style:font-weight-complex="bold"/>
    </style:style>
    <style:style style:name="P6" style:family="paragraph" style:parent-style-name="Standard">
      <style:paragraph-properties fo:margin-left="0cm" fo:margin-right="0cm" fo:text-indent="0cm" style:auto-text-indent="false"/>
      <style:text-properties fo:font-size="14pt" style:font-size-asian="14pt" style:font-size-complex="14pt"/>
    </style:style>
    <style:style style:name="P7"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8" style:family="paragraph" style:parent-style-name="Standard">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style:text-underline-style="solid" style:text-underline-width="auto" style:text-underline-color="font-color" fo:font-weight="bold" style:font-weight-asian="bold" style:font-weight-complex="bold"/>
    </style:style>
    <style:style style:name="P12" style:family="paragraph" style:parent-style-name="Standard">
      <style:text-properties fo:font-size="14pt" style:font-size-asian="14pt" style:font-size-complex="14pt"/>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ent-style-name="Standard">
      <style:text-properties fo:font-weight="bold" style:font-weight-asian="bold" style:font-weight-complex="bold"/>
    </style:style>
    <style:style style:name="P17" style:family="paragraph" style:parent-style-name="Standard" style:list-style-name="L6">
      <style:text-properties fo:font-weight="bold" style:font-weight-asian="bold" style:font-weight-complex="bold"/>
    </style:style>
    <style:style style:name="P18" style:family="paragraph" style:parent-style-name="Standard">
      <style:text-properties fo:font-weight="normal" style:font-weight-asian="normal" style:font-weight-complex="normal"/>
    </style:style>
    <style:style style:name="P19" style:family="paragraph" style:parent-style-name="Standard" style:list-style-name="L5">
      <style:text-properties fo:font-weight="normal" style:font-weight-asian="normal" style:font-weight-complex="normal"/>
    </style:style>
    <style:style style:name="P20" style:family="paragraph" style:parent-style-name="Standard" style:list-style-name="L6">
      <style:text-properties fo:font-weight="normal" style:font-weight-asian="normal" style:font-weight-complex="normal"/>
    </style:style>
    <style:style style:name="P21" style:family="paragraph" style:parent-style-name="Standard" style:list-style-name="L7">
      <style:text-properties fo:font-weight="normal" style:font-weight-asian="normal" style:font-weight-complex="normal"/>
    </style:style>
    <style:style style:name="P22" style:family="paragraph" style:parent-style-name="Standard" style:list-style-name="L8">
      <style:text-properties fo:font-weight="normal" style:font-weight-asian="normal" style:font-weight-complex="normal"/>
    </style:style>
    <style:style style:name="P23" style:family="paragraph" style:parent-style-name="Standard" style:list-style-name="L7"/>
    <style:style style:name="P24" style:family="paragraph" style:parent-style-name="Standard">
      <style:text-properties style:font-name="Times New Roman" fo:font-weight="normal" style:font-weight-asian="normal" style:font-weight-complex="normal"/>
    </style:style>
    <style:style style:name="P25" style:family="paragraph" style:parent-style-name="Standard" style:list-style-name="L10">
      <style:text-properties style:font-name="Times New Roman" fo:font-weight="normal" style:font-weight-asian="normal" style:font-weight-complex="normal"/>
    </style:style>
    <style:style style:name="P26" style:family="paragraph" style:parent-style-name="Standard" style:list-style-name="L11">
      <style:text-properties style:font-name="Times New Roman" fo:font-weight="normal" style:font-weight-asian="normal" style:font-weight-complex="normal"/>
    </style:style>
    <style:style style:name="P27" style:family="paragraph" style:parent-style-name="Standard" style:list-style-name="L12">
      <style:text-properties style:font-name="Times New Roman" fo:font-weight="normal" style:font-weight-asian="normal" style:font-weight-complex="normal"/>
    </style:style>
    <style:style style:name="P28" style:family="paragraph" style:parent-style-name="Standard" style:list-style-name="L9">
      <style:text-properties style:font-name="Times New Roman" fo:font-size="12pt" fo:font-weight="normal" style:font-size-asian="12pt" style:font-weight-asian="normal" style:font-size-complex="12pt" style:font-weight-complex="normal"/>
    </style:style>
    <style:style style:name="P29" style:family="paragraph" style:parent-style-name="Standard">
      <style:text-properties style:font-name="Times New Roman" fo:font-weight="bold" style:font-weight-asian="bold" style:font-weight-complex="bold"/>
    </style:style>
    <style:style style:name="P30" style:family="paragraph" style:parent-style-name="Standard" style:list-style-name="L3">
      <style:paragraph-properties fo:margin-left="3.752cm" fo:margin-right="0cm" fo:text-indent="-0.635cm" style:auto-text-indent="false"/>
    </style:style>
    <style:style style:name="P31" style:family="paragraph" style:parent-style-name="Standard" style:list-style-name="L4">
      <style:paragraph-properties fo:margin-left="3.752cm" fo:margin-right="0cm" fo:text-indent="-0.635cm" style:auto-text-indent="false"/>
    </style:style>
    <style:style style:name="P32" style:family="paragraph" style:parent-style-name="Standard" style:list-style-name="L3">
      <style:paragraph-properties fo:margin-left="5.002cm" fo:margin-right="0cm" fo:text-indent="-0.635cm" style:auto-text-indent="false"/>
    </style:style>
    <style:style style:name="P33" style:family="paragraph" style:parent-style-name="Standard">
      <style:paragraph-properties fo:margin-left="0cm" fo:margin-right="0cm" fo:text-indent="0cm" style:auto-text-indent="false"/>
      <style:text-properties fo:font-weight="normal" style:font-weight-asian="normal" style:font-weight-complex="normal"/>
    </style:style>
    <style:style style:name="P34" style:family="paragraph" style:parent-style-name="Standard">
      <style:paragraph-properties fo:margin-left="0cm" fo:margin-right="0cm" fo:text-indent="0cm" style:auto-text-indent="false"/>
      <style:text-properties style:font-name="Times New Roman" fo:font-weight="normal" style:font-weight-asian="normal" style:font-weight-complex="normal"/>
    </style:style>
    <style:style style:name="P35" style:family="paragraph" style:parent-style-name="Standard">
      <style:paragraph-properties fo:margin-left="0cm" fo:margin-right="0cm" fo:text-indent="0cm" style:auto-text-indent="false"/>
      <style:text-properties style:font-name="Times New Roman" fo:font-weight="bold" style:font-weight-asian="bold" style:font-weight-complex="bold"/>
    </style:style>
    <style:style style:name="P36" style:family="paragraph" style:parent-style-name="Standard">
      <style:paragraph-properties fo:margin-left="0cm" fo:margin-right="0cm" fo:text-indent="-0.635cm" style:auto-text-indent="false"/>
      <style:text-properties style:font-name="Times New Roman" fo:font-weight="normal" style:font-weight-asian="normal" style:font-weight-complex="normal"/>
    </style:style>
    <style:style style:name="P37" style:family="paragraph" style:parent-style-name="Standard" style:list-style-name="L9">
      <style:paragraph-properties fo:margin-left="0cm" fo:margin-right="0cm" fo:text-indent="-0.635cm" style:auto-text-indent="false"/>
      <style:text-properties style:font-name="Times New Roman" fo:font-weight="normal" style:font-weight-asian="normal" style:font-weight-complex="normal"/>
    </style:style>
    <style:style style:name="P38" style:family="paragraph" style:parent-style-name="Standard">
      <style:paragraph-properties fo:margin-left="0.616cm" fo:margin-right="0cm" fo:text-indent="0cm" style:auto-text-indent="false"/>
      <style:text-properties style:font-name="Times New Roman"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color="#000000" style:font-name="Courier New" fo:font-size="10pt" style:font-name-asian="Courier New" style:font-size-asian="10pt" style:font-name-complex="Courier New" style:font-size-complex="10pt"/>
    </style:style>
    <style:style style:name="T5" style:family="text">
      <style:text-properties fo:color="#000000" style:font-name-asian="Courier New" style:font-name-complex="Courier New"/>
    </style:style>
    <style:style style:name="T6" style:family="text">
      <style:text-properties fo:color="#000000" fo:font-size="12pt" style:font-name-asian="Courier New" style:font-size-asian="12pt" style:font-name-complex="Courier New" style:font-size-complex="12pt"/>
    </style:style>
    <style:style style:name="T7" style:family="text">
      <style:text-properties style:font-name="Times New Roman"/>
    </style:style>
    <style:style style:name="T8" style:family="text">
      <style:text-properties style:font-name="Times New Roman"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Shadow Framework 2.0 Research Version 02062014</text:p>
      <text:p text:style-name="Standard"/>
      <text:p text:style-name="Standard">Important Notes:</text:p>
      <text:p text:style-name="P12"/>
      <text:p text:style-name="P12"><text:tab/><text:span text:style-name="T1">SFRenderingAlgorithmData</text:span></text:p>
      <text:p text:style-name="Standard"/>
      <text:p text:style-name="Standard">SFRenderingAlgorithmData is a new DataAsset which can be used in SF Files (xml, sfb and sf). It is used as a more generic version of old SFDrawnRenderedTexture and SFFilteredRenderedTexture. It allows to describe rendering processes of any kind whose aim is to render on one ore more textures. An SFRenderingAlgorithmData will be the set of two elements:</text:p>
      <text:p text:style-name="Standard"/>
      <text:list xml:id="list8748217569553382791" text:style-name="L1">
        <text:list-item>
          <text:p text:style-name="P13"><text:span text:style-name="T1">stack</text:span> (<text:span text:style-name="T1">SFRenderedTextureStackData</text:span>) : a list (stack) of textures to be drawn. Most often, you will have only one, but you may have more. SFRenderingAlgorithm will behave has a SFRenderedTextureSet, where the available texture are the same defined in the stack. It will use <text:span text:style-name="T1">SFRenderedTextureData</text:span> to define each texture.</text:p>
        </text:list-item>
        <text:list-item>
          <text:p text:style-name="P13"><text:span text:style-name="T1">process</text:span> (<text:span text:style-name="T1">SFRenderingProcessData</text:span>) : a list of SFDrawable, that is a list of drawing steps. Actually, the available implementation of SFDrawable are :</text:p>
          <text:list>
            <text:list-item>
              <text:list>
                <text:list-item>
                  <text:list>
                    <text:list-item>
                      <text:p text:style-name="P13"><text:span text:style-name="T1">SFRenderedTextureStackPushData/SFRenderedTextureStackPopData</text:span> : pushese/poppes one of the available textures available in 'stack' in the stack list. When you push a texture, it becomes the new rendering target. When you pop it, the previous rendering target get back to be active.</text:p>
                    </text:list-item>
                    <text:list-item>
                      <text:p text:style-name="P13"><text:span text:style-name="T1">SFStateDrawableData</text:span> : a Drawable applying one of the state Component available in the actually loaded Pipeline. Check the section in this document about state components.</text:p>
                    </text:list-item>
                    <text:list-item>
                      <text:p text:style-name="P13"><text:span text:style-name="T1">SFImageModelData</text:span> : a Drawable drawing a Texture (with applied material and light step component) on the standard wide-screen rectangle ( [-1,1]x[-1,1] , the frontal face of the unit volume), much usefull when you need to work on textures.</text:p>
                    </text:list-item>
                    <text:list-item>
                      <text:p text:style-name="P13"><text:span text:style-name="T1">SFRendererDrawableData</text:span> : a Drawable using a SFRenderer and a SFNode; the renderer is used to draw the Node.</text:p>
                    </text:list-item>
                  </text:list>
                </text:list-item>
              </text:list>
            </text:list-item>
          </text:list>
        </text:list-item>
      </text:list>
      <text:p text:style-name="P12"/>
      <text:p text:style-name="P12"><text:tab/><text:span text:style-name="T1">State Program Components</text:span></text:p>
      <text:p text:style-name="Standard"/>
      <text:p text:style-name="Standard">A state program Component can be used to control the state of the OpenGL pipeline. It is used mainly with <text:span text:style-name="T1">SFStateDrawableData </text:span><text:span text:style-name="T2">and</text:span><text:span text:style-name="T1"> SFStateDrawable. </text:span><text:span text:style-name="T2">You put the state name in the StateDrawable, and the Drawable will apply the state instructions at the right time. </text:span></text:p>
      <text:p text:style-name="P9"/>
      <text:p text:style-name="Standard">A state program Component can be declared in the pipeline file as:</text:p>
      <text:p text:style-name="Standard"/>
      <text:p text:style-name="Standard">state state_name(){</text:p>
      <text:p text:style-name="Standard"><text:tab/>[…] //instructions list</text:p>
      <text:p text:style-name="Standard">}</text:p>
      <text:p text:style-name="Standard"/>
      <text:p text:style-name="Standard">examples:</text:p>
      <text:p text:style-name="Standard"/>
      <text:p text:style-name="Standard">state MainViewerSetup(){ </text:p>
      <text:p text:style-name="Standard"><text:tab/>glClearColor(0.4,0.4,0.4,1); </text:p>
      <text:p text:style-name="Standard"><text:tab/>glClear(GL_COLOR_BUFFER_BIT | GL_DEPTH_BUFFER_BIT); </text:p>
      <text:p text:style-name="Standard"><text:soft-page-break/><text:tab/>glEnable(GL_DEPTH_TEST); </text:p>
      <text:p text:style-name="Standard"><text:tab/>glEnable(GL_BLEND); </text:p>
      <text:p text:style-name="Standard"><text:tab/>glBlendFunc(GL_SRC_ALPHA, GL_ONE_MINUS_SRC_ALPHA); </text:p>
      <text:p text:style-name="Standard">}</text:p>
      <text:p text:style-name="Standard"/>
      <text:p text:style-name="Standard"/>
      <text:p text:style-name="Standard">state BlendModeAdd(){ </text:p>
      <text:p text:style-name="Standard"><text:tab/>glClearColor(0.0,0.0,0.0,1); </text:p>
      <text:p text:style-name="Standard"><text:tab/>glClear(GL_COLOR_BUFFER_BIT); </text:p>
      <text:p text:style-name="Standard"><text:tab/>glEnable(GL_BLEND); </text:p>
      <text:p text:style-name="Standard"><text:tab/>glDisable(GL_DEPTH_TEST); </text:p>
      <text:p text:style-name="Standard"><text:tab/>glBlendFunc(GL_ONE, GL_ONE); </text:p>
      <text:p text:style-name="Standard">}</text:p>
      <text:p text:style-name="Standard"/>
      <text:p text:style-name="Standard">the instructions will be a list of OpenGL-line instructions which can be used to control State variables in the pipeline, related to Depth, Stencil, Blending and so on.</text:p>
      <text:p text:style-name="Standard"/>
      <text:p text:style-name="Standard">Available instructions : TODO</text:p>
      <text:p text:style-name="P12"/>
      <text:p text:style-name="P12"><text:tab/><text:span text:style-name="T1">Texture Model Component</text:span></text:p>
      <text:p text:style-name="Standard"/>
      <text:p text:style-name="Standard">A texture Model Component is a Component which describes properties of Texture Objects. It is defined (in the pipeline file) like this:</text:p>
      <text:p text:style-name="Standard"/>
      <text:p text:style-name="Standard">textureModel textureModelName(){ </text:p>
      <text:p text:style-name="Standard"><text:tab/>[….] //properties list</text:p>
      <text:p text:style-name="Standard">}</text:p>
      <text:p text:style-name="Standard"/>
      <text:p text:style-name="Standard">An example :</text:p>
      <text:p text:style-name="Standard"/>
      <text:p text:style-name="Standard">textureModel linearTextureModel(){ </text:p>
      <text:p text:style-name="Standard"><text:tab/>FORMAT:RGB; </text:p>
      <text:p text:style-name="Standard"><text:tab/>WRAP_S:GL_REPEAT; </text:p>
      <text:p text:style-name="Standard"><text:tab/>WRAP_T:GL_REPEAT; </text:p>
      <text:p text:style-name="Standard"><text:tab/>MIN_FILTER:GL_LINEAR; </text:p>
      <text:p text:style-name="Standard"><text:tab/>MAG_FILTER:GL_LINEAR; </text:p>
      <text:p text:style-name="Standard">}</text:p>
      <text:p text:style-name="Standard"/>
      <text:p text:style-name="Standard">Avaiable Properties : TODO </text:p>
      <text:p text:style-name="Standard"/>
      <text:p text:style-name="Standard">You can use textureModels by name directly within texture-based elements. For example: </text:p>
      <text:p text:style-name="Standard"/>
      <text:p text:style-name="Standard"><text:tab/><text:tab/>SFRenderedTextureData{ </text:p>
      <text:p text:style-name="Standard"><text:tab/><text:tab/><text:tab/>size = (1024,1024) </text:p>
      <text:p text:style-name="Standard"><text:tab/><text:tab/><text:tab/>useDepth = false </text:p>
      <text:p text:style-name="Standard"><text:tab/><text:tab/><text:tab/>textureModel = linearTextureModel </text:p>
      <text:p text:style-name="Standard"><text:tab/><text:tab/>}</text:p>
      <text:p text:style-name="Standard"/>
      <text:p text:style-name="Standard"><text:tab/><text:tab/>SFBitmapTextureData{ </text:p>
      <text:p text:style-name="Standard"><text:tab/><text:tab/><text:tab/>bitmap = SFFunction2DBitmapData{ </text:p>
      <text:p text:style-name="Standard"><text:tab/><text:tab/><text:tab/><text:tab/>width = 8 \\ height = 8 </text:p>
      <text:p text:style-name="Standard"><text:tab/><text:tab/><text:tab/><text:tab/>function as SFFunctionRandomizerData{ </text:p>
      <text:p text:style-name="Standard"><text:soft-page-break/><text:tab/><text:tab/><text:tab/><text:tab/><text:tab/>seed = 77 </text:p>
      <text:p text:style-name="Standard"><text:tab/><text:tab/><text:tab/><text:tab/>} </text:p>
      <text:p text:style-name="Standard"><text:tab/><text:tab/><text:tab/>} </text:p>
      <text:p text:style-name="Standard"><text:tab/><text:tab/><text:tab/>textureModel = linearTextureModel </text:p>
      <text:p text:style-name="Standard"><text:tab/><text:tab/>}</text:p>
      <text:p text:style-name="P12"/>
      <text:p text:style-name="P12"><text:tab/><text:span text:style-name="T1">SF DataBuilder</text:span></text:p>
      <text:p text:style-name="P12"/>
      <text:p text:style-name="Standard">SFDataBuilder is the component loading the sfb file format. Here, we write some important notes about this language:</text:p>
      <text:p text:style-name="Standard"/>
      <text:list xml:id="list2356527097497547865" text:style-name="L2">
        <text:list-item>
          <text:p text:style-name="P14">The language is a descriptive language. It is used to describe DataAsset, that is a Set of Data Elements which can be used to build a usefull software resource at runtime. Usually it is defined like this:</text:p>
        </text:list-item>
      </text:list>
      <text:p text:style-name="Standard"><text:tab/><text:tab/></text:p>
      <text:p text:style-name="Standard"><text:tab/><text:tab/><text:tab/>DataAssetType{</text:p>
      <text:p text:style-name="Standard"><text:tab/><text:tab/><text:tab/><text:tab/>property1 = value1</text:p>
      <text:p text:style-name="Standard"><text:tab/><text:tab/><text:tab/><text:tab/>property2 = value2</text:p>
      <text:p text:style-name="Standard"><text:tab/><text:tab/><text:tab/><text:tab/>property3 = value3</text:p>
      <text:p text:style-name="Standard"><text:tab/><text:tab/><text:tab/><text:tab/>….</text:p>
      <text:p text:style-name="Standard"><text:tab/><text:tab/><text:tab/>}</text:p>
      <text:p text:style-name="Standard"/>
      <text:p text:style-name="Standard"><text:tab/><text:tab/><text:tab/>Note: no</text:p>
      <text:p text:style-name="Standard"/>
      <text:list xml:id="list2721330933033120169" text:style-name="L3">
        <text:list-item>
          <text:p text:style-name="P15">Syntax (not complete maybe)</text:p>
          <text:p text:style-name="P15"/>
        </text:list-item>
        <text:list-item>
          <text:p text:style-name="P30"><text:span text:style-name="T1">=</text:span> : can be used in two situations:</text:p>
          <text:list>
            <text:list-item>
              <text:list>
                <text:list-item>
                  <text:list>
                    <text:list-item>
                      <text:list>
                        <text:list-item>
                          <text:list>
                            <text:list-item>
                              <text:p text:style-name="P32">RawData : like Strings, integers, floats and so on. You use = to assign them.</text:p>
                            </text:list-item>
                            <text:list-item>
                              <text:p text:style-name="P32">DataAsset : you use it to make a copy of a DataAsset already available in the DataAsset Dictionary. When used at the top level, the clone DataAsset will be added to the Dictionary.</text:p>
                            </text:list-item>
                          </text:list>
                        </text:list-item>
                      </text:list>
                    </text:list-item>
                  </text:list>
                </text:list-item>
              </text:list>
            </text:list-item>
          </text:list>
        </text:list-item>
        <text:list-item>
          <text:p text:style-name="P30"><text:span text:style-name="T1">as</text:span> : same as = for the DataAsset case</text:p>
        </text:list-item>
        <text:list-item>
          <text:p text:style-name="P30"><text:span text:style-name="T1">+=</text:span> used in place of =/as on parameters which describe a list of elements; you use =/as for the first element, than you must use += for each additional element.</text:p>
        </text:list-item>
        <text:list-item>
          <text:p text:style-name="P30"><text:span text:style-name="T1">==</text:span> assign a DataAsset as Reference instead of creating a new One (So take care of it!!). This is possible only for parameters of type SFLibraryReference or SFLibraryReferenceList. When a parameter is instead an SFDataAssetObject, you need to use '='.</text:p>
        </text:list-item>
      </text:list>
      <text:p text:style-name="P1"><text:tab/><text:tab/>Note: <text:s/>SFLibraryReferenceList are defined by references with == followed by the list of the names of the elements whose reference you want to put in the list.</text:p>
      <text:list xml:id="list6268818234198836014" text:style-name="L4">
        <text:list-item>
          <text:p text:style-name="P31">You can always break a line (when RawData is too long and you want to split it)</text:p>
        </text:list-item>
        <text:list-item>
          <text:p text:style-name="P31">\\ : used to put two parameters on the same line</text:p>
        </text:list-item>
        <text:list-item>
          <text:p text:style-name="P31">{} : are optional. The actual version of the DataBuilder simply cut them at the first step. It is suggested to keep using them to make the text more easy to read.</text:p>
        </text:list-item>
      </text:list>
      <text:p text:style-name="P2"/>
      <text:p text:style-name="P2"/>
      <text:p text:style-name="P2"><text:soft-page-break/></text:p>
      <text:p text:style-name="P2"/>
      <text:p text:style-name="P7"><text:tab/>SFTemplateDataAsset</text:p>
      <text:p text:style-name="P5"/>
      <text:p text:style-name="P4">A new feature in the framework are TemplateDataAssets. You can create your templates for DataAsset, and reuse them by changing parameters. This is directly mapped into data files, making DataAsset based upon Templates much cheaper in term of memory space usage.</text:p>
      <text:p text:style-name="P4"/>
      <text:p text:style-name="P4">A TemplateDataAsset is declared as any other DataAsset, with an 'asset' parameter:</text:p>
      <text:p text:style-name="P4"/>
      <text:p text:style-name="P4">TemplateName as SFTemplateDataAsset{</text:p>
      <text:p text:style-name="P4"><text:tab/>asset as AnotherDataAssetType{</text:p>
      <text:p text:style-name="P4"><text:tab/><text:tab/>[…] data Asset Parameters </text:p>
      <text:p text:style-name="P4"><text:tab/>}</text:p>
      <text:p text:style-name="P4">}</text:p>
      <text:p text:style-name="P4"/>
      <text:p text:style-name="P4">In the internal asset, you can declared parameter. Parameters are declared by replacing the basic sintax:</text:p>
      <text:p text:style-name="P4"><text:tab/><text:tab/>property_i = value_i</text:p>
      <text:p text:style-name="P4">with this sintax</text:p>
      <text:p text:style-name="P4"><text:tab/><text:tab/>property_i = parameter_j:default_value_i</text:p>
      <text:p text:style-name="P4"/>
      <text:p text:style-name="P4">You can choose what properties you want to be parametrized. You can use the TemplateDataAsset, and it will be the same as the contained Asset with all the properties assigned with the parameters default value.</text:p>
      <text:p text:style-name="P4"/>
      <text:p text:style-name="P4">The template can be cloned more and more times, specifying each time a different value for its parameters:</text:p>
      <text:p text:style-name="P4"/>
      <text:p text:style-name="P3">An Example:</text:p>
      <text:p text:style-name="P3"/>
      <text:p text:style-name="P4">TemplateIstanceName as TemplateName{</text:p>
      <text:p text:style-name="P4"><text:tab/>parameters={</text:p>
      <text:p text:style-name="P4"><text:tab/><text:tab/>parameter_j:value_i</text:p>
      <text:p text:style-name="P4"><text:tab/><text:tab/>...</text:p>
      <text:p text:style-name="P4"><text:tab/>}</text:p>
      <text:p text:style-name="P4">}</text:p>
      <text:p text:style-name="P4"/>
      <text:p text:style-name="P4">Each Clone (instance) of the Template Will behave as another Template itself.</text:p>
      <text:p text:style-name="P4"/>
      <text:p text:style-name="P4">An Example:</text:p>
      <text:p text:style-name="P3"/>
      <text:p text:style-name="P3">//used to Draw the Bitmap0000 (as defualt)</text:p>
      <text:p text:style-name="P3">TemplateTextureViewer01 as SFTemplateDataAsset { </text:p>
      <text:p text:style-name="P3"><text:tab/>asset = <text:s/>SFImageModelData{ </text:p>
      <text:p text:style-name="P3"><text:tab/><text:tab/>materialComponent = SFProgramAssetData{ </text:p>
      <text:p text:style-name="P3"><text:tab/><text:tab/><text:tab/>program = TexturedMat </text:p>
      <text:p text:style-name="P3"><text:tab/><text:tab/><text:tab/>textures = $texture:Bitmap0000</text:p>
      <text:p text:style-name="P3"><text:tab/><text:tab/>} </text:p>
      <text:p text:style-name="P3"><text:tab/><text:tab/>lightComponent = SFProgramAssetData{ </text:p>
      <text:p text:style-name="P3"><text:tab/><text:tab/><text:tab/>program = BasicColor </text:p>
      <text:p text:style-name="P3"><text:tab/><text:tab/>} </text:p>
      <text:p text:style-name="P3"><text:soft-page-break/><text:tab/>} </text:p>
      <text:p text:style-name="P3">}</text:p>
      <text:p text:style-name="P3"/>
      <text:p text:style-name="P3">//Same as <text:s/>TemplateTextureViewer01, but the texture is now Bitmap0001</text:p>
      <text:p text:style-name="P3">TemplateTextureViewer02 as TemplateTextureViewer01{</text:p>
      <text:p text:style-name="P3"><text:tab/>parameters ={</text:p>
      <text:p text:style-name="P3"><text:tab/><text:tab/>texture = Bitmap0001</text:p>
      <text:p text:style-name="P3"><text:tab/>}</text:p>
      <text:p text:style-name="P3">}</text:p>
      <text:p text:style-name="P1"/>
      <text:p text:style-name="P6"/>
      <text:p text:style-name="P7"><text:tab/>(Relevant) DataAsset List (as they are defined in sfb)</text:p>
      <text:p text:style-name="P7"/>
      <text:p text:style-name="P8">Note: you can check SFStandardDictionary for a complete list of installed DataAssets</text:p>
      <text:p text:style-name="P7"/>
      <text:p text:style-name="P5">SFStructureArrayDataUnit8</text:p>
      <text:p text:style-name="P5"><text:tab/><text:span text:style-name="T2">An indexed table of instances of the same structure, where each value is stored as a DataUnit8. DataUnit8 values are fixed-float numbers stored with 1 byte in the range [-1.28,1.27] and with precision 0.01.</text:span></text:p>
      <text:p text:style-name="P4"/>
      <text:p text:style-name="P4">Parameters :</text:p>
      <text:list xml:id="list1905977142974871221" text:style-name="L5">
        <text:list-item>
          <text:p text:style-name="P19">structure (SFString) : the name of the structure, as it's been defined in the pipeline.</text:p>
        </text:list-item>
        <text:list-item>
          <text:p text:style-name="P19">values (SFBinaryVertexArrayListy) : a list of instances of that structure. Each instance will keep values for all the data in the structure. Values are separated by 1 space, or breaking the line.</text:p>
        </text:list-item>
      </text:list>
      <text:p text:style-name="P9"/>
      <text:p text:style-name="P11">Values Syntax<text:span text:style-name="T2">:</text:span></text:p>
      <text:p text:style-name="P9"/>
      <text:p text:style-name="P9">Given the Structure </text:p>
      <text:p text:style-name="P9"/>
      <text:p text:style-name="P9">struct Name{</text:p>
      <text:p text:style-name="P9"><text:tab/>Type1 v1;</text:p>
      <text:p text:style-name="P9"><text:tab/>Type2 v2;</text:p>
      <text:p text:style-name="P9"><text:tab/>…</text:p>
      <text:p text:style-name="P9"><text:tab/>TypeN v3;</text:p>
      <text:p text:style-name="P9">}</text:p>
      <text:p text:style-name="P9"/>
      <text:p text:style-name="P9">The Instance is written as:</text:p>
      <text:p text:style-name="P9"/>
      <text:p text:style-name="P9"><text:tab/>(v1.x1,v1.x2...)(v2.x1,v2.x2,...)...(vN.x1,vN.x2,...)</text:p>
      <text:p text:style-name="P9"/>
      <text:p text:style-name="P9">No spaces should be present between two successive values.</text:p>
      <text:p text:style-name="P9"/>
      <text:p text:style-name="P11">Examples: Writing the Array Values.</text:p>
      <text:p text:style-name="P9"/>
      <text:p text:style-name="P9">Structure:</text:p>
      <text:p text:style-name="P9">struct Mat02{</text:p>
      <text:p text:style-name="P9"><text:tab/>float2 v1;</text:p>
      <text:p text:style-name="P9"><text:tab/>float3 v2;</text:p>
      <text:p text:style-name="P9"><text:tab/>float a;<text:tab/></text:p>
      <text:p text:style-name="P9">}</text:p>
      <text:p text:style-name="P9"><text:soft-page-break/>Instances:</text:p>
      <text:p text:style-name="P9">(0,0.4)(1.1,1.0,0)(0.1) (0,0.8)(0.9,1.0,0)(0.1) (0,0.3)(0.1,0.7,0)(0.2) </text:p>
      <text:p text:style-name="P9"/>
      <text:p text:style-name="P9"/>
      <text:p text:style-name="P9"/>
      <text:p text:style-name="P9">Structure:</text:p>
      <text:p text:style-name="P9">struct Mat02{</text:p>
      <text:p text:style-name="P9"><text:tab/>float a;</text:p>
      <text:p text:style-name="P9"><text:tab/>float b;</text:p>
      <text:p text:style-name="P9"><text:tab/>float a;<text:tab/></text:p>
      <text:p text:style-name="P9">}</text:p>
      <text:p text:style-name="P9">Instance:</text:p>
      <text:p text:style-name="P9">(0.4)(1.1)(0.2) (1)(1)(1) (-1)(0.3)(0.4)</text:p>
      <text:p text:style-name="P9"/>
      <text:p text:style-name="P7"/>
      <text:p text:style-name="P5">SFStructureArrayData16</text:p>
      <text:p text:style-name="P4"/>
      <text:p text:style-name="P4">Same as SFStructureArrayDataUnit8, but values are stored with Data16 values. Data16 values are fixed-float numbers stored with 2 bytes in the range [-32.768,32.767] and with precision 0.001.</text:p>
      <text:p text:style-name="P9"/>
      <text:p text:style-name="P10">SFProgramAssetData</text:p>
      <text:p text:style-name="P9"/>
      <text:p text:style-name="P9">It describes an instance of a Program. It can be used for the definition of material, transform and light programs. In order to execute this programs, it is required not also to know the program, but also to know its </text:p>
      <text:p text:style-name="P9"/>
      <text:p text:style-name="P10"><text:span text:style-name="T3">note (about a known bug)</text:span><text:span text:style-name="T2">: while writing the pipeline, in the list of parameters of each program, textures should always be placed in the end and structures containing data will always be placed at the beginning, or the Pipeline implementation will give significant problems with parameters. </text:span></text:p>
      <text:p text:style-name="P9"/>
      <text:p text:style-name="P4">Parameters :</text:p>
      <text:list xml:id="list30363400" text:continue-numbering="true" text:style-name="L5">
        <text:list-item>
          <text:p text:style-name="P19">program (SFString) : the name of program, as it is defined in the pipeline.</text:p>
        </text:list-item>
        <text:list-item>
          <text:p text:style-name="P19">structures (SFDataObjectsList of type SFStructureReferenceDataObject) : the StructureData which will be used as parameters while calling the program.</text:p>
        </text:list-item>
        <text:list-item>
          <text:p text:style-name="P19">textures <text:s/>(SFDataObjectsList of type SFTextureData) : the Texture which will be used as parameter while calling the program.</text:p>
        </text:list-item>
      </text:list>
      <text:p text:style-name="P9"/>
      <text:p text:style-name="P10"><text:span text:style-name="T3">note</text:span><text:span text:style-name="T2">: <text:s/>SFDataObjectsList is a list element, so you write the first element with the operator '=' and the following elements with the operator '+='. Using '=' on successive elements will overwrite the first element</text:span></text:p>
      <text:p text:style-name="P9"/>
      <text:p text:style-name="P9">Syntax Rules</text:p>
      <text:p text:style-name="P9"/>
      <text:list xml:id="list2925361342746466928" text:style-name="L6">
        <text:list-item>
          <text:p text:style-name="P20">structures can be defined in two ways:</text:p>
          <text:list>
            <text:list-item>
              <text:list>
                <text:list-item>
                  <text:p text:style-name="P17"><text:span text:style-name="T2">By Reference to a StructureArray (</text:span>SFStructureArrayData16 <text:span text:style-name="T2">or</text:span> SFStructureArrayDataUnit8<text:span text:style-name="T2">), with the syntax StructureArrayName:index</text:span></text:p>
                </text:list-item>
                <text:list-item>
                  <text:p text:style-name="P20">By writing the values of the structure. The syntax is the same of StructureArrays.</text:p>
                </text:list-item>
              </text:list>
            </text:list-item>
          </text:list>
        </text:list-item>
        <text:list-item>
          <text:p text:style-name="P20">textures can be defined with a Reference to any SFRenderedTextureSet DataAsset, the syntax is TextureSetName:index or symply the TextureSetName when index=0.</text:p>
        </text:list-item>
      </text:list>
      <text:p text:style-name="P9"/>
      <text:p text:style-name="P9"><text:tab/></text:p>
      <text:p text:style-name="P9"/>
      <text:p text:style-name="P9"><text:soft-page-break/></text:p>
      <text:p text:style-name="P10">SFBitmapTexturedData</text:p>
      <text:p text:style-name="P9"/>
      <text:p text:style-name="P9">The texture Rendered from a Bitmap </text:p>
      <text:p text:style-name="P9"/>
      <text:p text:style-name="P4">Parameters :</text:p>
      <text:list xml:id="list6089408111107853533" text:style-name="L7">
        <text:list-item>
          <text:p text:style-name="P21">bitmap (SFLibraryReference to SFBitmap): a reference to a DataAsset describing a lot of functionalities.</text:p>
        </text:list-item>
        <text:list-item>
          <text:p text:style-name="P21">TextureModel (Sftring): the name of the textureModel to be used, as it is defined in the Pipeline</text:p>
        </text:list-item>
      </text:list>
      <text:p text:style-name="P10"/>
      <text:p text:style-name="P9">note: you have two ways to write LibraryReferences:</text:p>
      <text:list xml:id="list6010820257578196776" text:style-name="L8">
        <text:list-item>
          <text:p text:style-name="P22">by Reference: this is happening when you write the Name of a another DataAsset in the library. In this case, you cannot change the Referenced DataAsset values.</text:p>
        </text:list-item>
        <text:list-item>
          <text:p text:style-name="P22">by Cloning/Copying : in this case, you use operator =/as to make a clone of another DataAsset (even one of the defaults), than you are free to redefine the Cloned DataAsset Parameters (but this means you will have a new instance of the same element at Run-Time)</text:p>
        </text:list-item>
      </text:list>
      <text:p text:style-name="P9"/>
      <text:p text:style-name="P10">SFBitmapArrayData</text:p>
      <text:p text:style-name="P9"/>
      <text:p text:style-name="P9">A Bitmap, given the list of its values</text:p>
      <text:p text:style-name="P9"/>
      <text:p text:style-name="P4">Parameters :</text:p>
      <text:list xml:id="list30355671" text:continue-list="list6089408111107853533" text:style-name="L7">
        <text:list-item>
          <text:p text:style-name="P21">width (SFShort): the width. In order to work on every platform, you need to use power of 2 sizes.</text:p>
        </text:list-item>
        <text:list-item>
          <text:p text:style-name="P21">height (SFShort): the height. In order to work on every platform, you need to use power of 2 sizes.</text:p>
        </text:list-item>
        <text:list-item>
          <text:p text:style-name="P21">Type : on the the types of SFImageFormat</text:p>
        </text:list-item>
        <text:list-item>
          <text:p text:style-name="P23"><text:span text:style-name="T2">bitmap (</text:span><text:span text:style-name="T4">SFBinaryArrayObject</text:span><text:span text:style-name="T2">): the list of values in the bitmap. Must be a list of widthxheightxtype_size elements.</text:span></text:p>
        </text:list-item>
      </text:list>
      <text:p text:style-name="P9"/>
      <text:p text:style-name="P10">SFFunction2DBitmapData</text:p>
      <text:p text:style-name="P9"/>
      <text:p text:style-name="P9">A Bitmap, whose values are defined by evaluating a SurfaceFunction </text:p>
      <text:p text:style-name="P9"/>
      <text:p text:style-name="P4">Parameters :</text:p>
      <text:list xml:id="list30335021" text:continue-numbering="true" text:style-name="L7">
        <text:list-item>
          <text:p text:style-name="P21">width (SFShort): the width. In order to work on every platform, you need to use power of 2 sizes.</text:p>
        </text:list-item>
        <text:list-item>
          <text:p text:style-name="P21">height (SFShort): the height. In order to work on every platform, you need to use power of 2 sizes.</text:p>
        </text:list-item>
        <text:list-item>
          <text:p text:style-name="P21">Rgb* (SFShort): 1 if you want an RGB, coloured texture, 0 if you want a grayscale texture. Most of the functions will work well with grayscale. </text:p>
        </text:list-item>
        <text:list-item>
          <text:p text:style-name="P21">function (SFLibraryReference to a SFSurfaceFunction): a Reference to the function wh<text:span text:style-name="T7">ich will be used.</text:span></text:p>
        </text:list-item>
      </text:list>
      <text:list xml:id="list2217341064833342056" text:style-name="L9">
        <text:list-item>
          <text:list>
            <text:list-header>
              <text:p text:style-name="P28"><text:span text:style-name="T5"/></text:p>
              <text:p text:style-name="P37"><text:span text:style-name="T6">* this is probably going to change and become as 'type' in bitmapArrayData.</text:span></text:p>
            </text:list-header>
          </text:list>
        </text:list-item>
      </text:list>
      <text:p text:style-name="P36"><text:span text:style-name="T6"/></text:p>
      <text:p text:style-name="P38"/>
      <text:p text:style-name="P38"/>
      <text:p text:style-name="P38"/>
      <text:p text:style-name="P35"><text:soft-page-break/>SFRendererData</text:p>
      <text:p text:style-name="P34"/>
      <text:p text:style-name="P34">Definition of a Renderer. A Renderer is the module responsible for drawing a SFNode (which can be a single object or an entire scene)</text:p>
      <text:p text:style-name="P34"/>
      <text:p text:style-name="P34">Parameters:</text:p>
      <text:p text:style-name="P34"/>
      <text:list xml:id="list8536038939057121484" text:style-name="L10">
        <text:list-item>
          <text:p text:style-name="P25">Camera (always a SFCameraData): the camera (point of view) used for rendering.</text:p>
        </text:list-item>
        <text:list-item>
          <text:p text:style-name="P25">Light (always a ProgramAssetData) : the light used to enlight the object/scene.</text:p>
        </text:list-item>
        <text:list-item>
          <text:p text:style-name="P25">ViewSize (SFFloat) : a rescale of the view</text:p>
        </text:list-item>
      </text:list>
      <text:p text:style-name="P24"/>
      <text:p text:style-name="P24"/>
      <text:p text:style-name="P29">SFRenderedTextureData</text:p>
      <text:p text:style-name="P24"/>
      <text:p text:style-name="P24">RenderedTextureData are used to define RenderedTexture, that is texrture which are drawn an produced directly inside the Pipeline.</text:p>
      <text:p text:style-name="P24"/>
      <text:p text:style-name="P24"/>
      <text:p text:style-name="P24">Parameters:</text:p>
      <text:p text:style-name="P24"/>
      <text:list xml:id="list5233225890467308925" text:style-name="L11">
        <text:list-item>
          <text:p text:style-name="P26">size: the width/height of the renderedTexture. In order to work on every platform, you need to use power of 2 sizes.</text:p>
        </text:list-item>
        <text:list-item>
          <text:p text:style-name="P26">UseDepth (SFBoolean): true or false. Use true if you need Depth an active Depth Buffer while processing this texture</text:p>
        </text:list-item>
        <text:list-item>
          <text:p text:style-name="P26">textureModel (SFString): the name of the textureModel which should be used on this texture</text:p>
        </text:list-item>
      </text:list>
      <text:p text:style-name="P24"/>
      <text:p text:style-name="P29">SFRenderedTextureStackData</text:p>
      <text:p text:style-name="P24"/>
      <text:p text:style-name="P24">A list of Textures, containing a stack where textures can be pushed or popped.</text:p>
      <text:p text:style-name="P24"/>
      <text:p text:style-name="P24">Parameters:</text:p>
      <text:list xml:id="list4364334129695332099" text:style-name="L12">
        <text:list-item>
          <text:p text:style-name="P27">textures (SFDataAssetList of SFRenderedTexture): a list of SFRenderedTexture</text:p>
          <text:p text:style-name="P27"/>
        </text:list-item>
      </text:list>
      <text:p text:style-name="P24"/>
      <text:p text:style-name="P24"><text:s/><text:span text:style-name="T1">SFRenderedTextureStackPushData/SFRenderedTextureStackPopData</text:span></text:p>
      <text:p text:style-name="P24"><text:span text:style-name="T1"/></text:p>
      <text:p text:style-name="P24">The (SFDrawable) operation of pushing or popping a texture on the active RenderedTextureStack. Only one RenderedTextureStack can be active at the same time. </text:p>
      <text:p text:style-name="P24"/>
      <text:p text:style-name="P24">Parameters:</text:p>
      <text:p text:style-name="P24"><text:tab/>index (SFByte) – only for PushData: the index of the texture to be pushed. When the operation is applied the index-th texture in the RenderedTextureStack is taken and pushed on the stack. Default value is 0 (most common situation).</text:p>
      <text:p text:style-name="P24"/>
      <text:p text:style-name="P29">SFRenderedDrawableData</text:p>
      <text:p text:style-name="P24"/>
      <text:p text:style-name="P24">A Drawable drawing a Node using a some Renderer</text:p>
      <text:p text:style-name="P24"/>
      <text:p text:style-name="P24">Parameters:</text:p>
      <text:p text:style-name="P24"><text:tab/>rendered (SFLibraryReference to SFRenderer, usually SFRendererData): the renderer to be used</text:p>
      <text:p text:style-name="P24"><text:tab/>node (SFLibraryReference to SFNode, usually SFObjectModelData or <text:soft-page-break/>SFReferenceNodeData)</text:p>
      <text:p text:style-name="P24"/>
      <text:p text:style-name="P24"/>
      <text:p text:style-name="P29">SFRenderingProcessData</text:p>
      <text:p text:style-name="P24"/>
      <text:p text:style-name="P24">A list of Drawings operation</text:p>
      <text:p text:style-name="P24">Parameters:</text:p>
      <text:p text:style-name="P24"><text:tab/>drawables ( SFDataAssetList of type SFDrawable): a list of drawables elements.</text:p>
      <text:p text:style-name="P24"/>
      <text:p text:style-name="P24">actually available drawables : SFRendererDrawable, SFImageModel, SFRenderedTextureStackPush, SFRenderedTextureStackPop, SFSFStateDrawable</text:p>
      <text:p text:style-name="P24"/>
      <text:p text:style-name="P29">SFRenderingAlgorithData</text:p>
      <text:p text:style-name="P24"/>
      <text:p text:style-name="P24">The set of a SFRenderedTextureStack and a SFRenderingProcess. The stack is made active and the process is executed. Usually, the aim of the process is to render the renderedTextures defined in the stack.</text:p>
      <text:p text:style-name="P24"/>
      <text:p text:style-name="P24">Parameters:</text:p>
      <text:p text:style-name="P24"><text:tab/>process (SFLibraryReference to SFRenderingProcess): the process</text:p>
      <text:p text:style-name="P24"><text:tab/>stack (SFLibraryReference to SFRenderedTextureStack): <text:s/>the stack</text:p>
      <text:p text:style-name="P24"><text:tab/></text:p>
      <text:p text:style-name="P29">SFStateDrawableData</text:p>
      <text:p text:style-name="P29"/>
      <text:p text:style-name="P24">A Drawing operation applying on the state defined in the pipeline.</text:p>
      <text:p text:style-name="P24"/>
      <text:p text:style-name="P24">Parameters:</text:p>
      <text:p text:style-name="P24"><text:tab/>state (SFString) : the name of the state as it is defined in the pipeline</text:p>
      <text:p text:style-name="P24"/>
      <text:p text:style-name="P29">SFImageModelData</text:p>
      <text:p text:style-name="P24"/>
      <text:p text:style-name="P24">A Drawing operation just drawing the frontal face of the unit volume. You can't define the geometric elements, but you can define the material and light programs to be used</text:p>
      <text:p text:style-name="P24"/>
      <text:p text:style-name="P24">Parameters:</text:p>
      <text:p text:style-name="P24"><text:tab/>materialComponent (always a SFProgramAssetData): the material program instance to be used</text:p>
      <text:p text:style-name="P24"><text:tab/>lightComponent (always a SFProgramAssetData): the light program instance to be 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08:53:25</meta:creation-date>
    <dc:date>2014-06-04T10:19:35.16</dc:date>
    <meta:editing-duration>P1DT1H16M19S</meta:editing-duration>
    <meta:editing-cycles>29</meta:editing-cycles>
    <meta:generator>OpenOffice.org/3.4.1$Win32 OpenOffice.org_project/341m1$Build-9593</meta:generator>
    <meta:document-statistic meta:table-count="0" meta:image-count="0" meta:object-count="0" meta:page-count="9" meta:paragraph-count="244" meta:word-count="2158" meta:character-count="14339"/>
  </office:meta>
</office:document-meta>
</file>